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983b0" draw:marker-start="" draw:marker-start-width="0.321cm" draw:marker-end-width="0.321cm" draw:fill-color="#ffffff" draw:textarea-horizontal-align="justify" draw:textarea-vertical-align="middle" draw:auto-grow-height="false" fo:min-height="16.932cm" fo:min-width="17.215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419cm" fo:min-width="1.2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0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0.9cm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8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ffffff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color="#5983b0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2" style:family="graphic" style:parent-style-name="objectwithoutfill">
      <style:graphic-properties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text-position="-33% 58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5cm" svg:height="17.262cm" svg:x="8.205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05cm" svg:y1="12.1cm" svg:x2="26cm" svg:y2="12.1cm">
          <text:p/>
        </draw:line>
        <draw:line draw:style-name="gr2" draw:text-style-name="P2" draw:layer="layout" svg:x1="17.1cm" svg:y1="20.662cm" svg:x2="17.099cm" svg:y2="3.4cm">
          <text:p/>
        </draw:line>
        <draw:custom-shape draw:style-name="gr3" draw:text-style-name="P3" draw:layer="layout" svg:width="2.432cm" svg:height="2.359cm" svg:x="7cm" svg:y="6.6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cm" svg:height="1.4cm" svg:x="10.5cm" svg:y="2.9cm">
          <text:p text:style-name="P3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4cm" svg:x="10.6cm" svg:y="11.5cm">
          <text:p text:style-name="P3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4cm" svg:x="20cm" svg:y="2.7cm">
          <text:p text:style-name="P3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4cm" svg:x="10.7cm" svg:y="20.1cm">
          <text:p text:style-name="P3"><text:span text:style-name="T1">R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4cm" svg:x="20cm" svg:y="11.5cm">
          <text:p text:style-name="P3"><text:span text:style-name="T1">R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cm" svg:height="1.4cm" draw:transform="rotate (1.5707963267949) translate (7.5cm 18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4cm" svg:height="1.4cm" draw:transform="rotate (1.5707963267949) translate (16.4cm 9.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8cm" svg:height="3.6cm" svg:x="15.7cm" svg:y="14.2cm">
          <text:p text:style-name="P3"><text:span text:style-name="T1">+</text:span></text:p>
          <text:p text:style-name="P3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4" draw:layer="layout" svg:width="2.8cm" svg:height="3.6cm" svg:x="24.519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2" draw:layer="layout" svg:x1="26cm" svg:y1="8.703cm" svg:x2="26cm" svg:y2="7.1cm">
          <text:p/>
        </draw:line>
        <draw:frame draw:style-name="gr10" draw:text-style-name="P5" draw:layer="layout" svg:width="4.8cm" svg:height="2.452cm" svg:x="21.7cm" svg:y="9cm">
          <draw:text-box>
            <text:p><text:span text:style-name="T3">I</text:span><text:span text:style-name="T4">b</text:span><text:span text:style-name="T5"> </text:span><text:span text:style-name="T5">= </text:span><text:span text:style-name="T5">K</text:span><text:span text:style-name="T4">b </text:span><text:span text:style-name="T5">V</text:span><text:span text:style-name="T4">b</text:span></text:p>
            <text:p><text:span text:style-name="T6"/></text:p>
          </draw:text-box>
        </draw:frame>
        <draw:frame draw:style-name="gr11" draw:text-style-name="P6" draw:layer="layout" svg:width="1.5cm" svg:height="1.4cm" svg:x="7.5cm" svg:y="15.7cm">
          <draw:text-box>
            <text:p><text:span text:style-name="T1">R</text:span><text:span text:style-name="T2">6</text:span></text:p>
          </draw:text-box>
        </draw:frame>
        <draw:frame draw:style-name="gr12" draw:text-style-name="P6" draw:layer="layout" svg:width="1.5cm" svg:height="1.5cm" svg:x="16.4cm" svg:y="6.7cm">
          <draw:text-box>
            <text:p><text:span text:style-name="T1">R</text:span><text:span text:style-name="T2">3</text:span></text:p>
          </draw:text-box>
        </draw:frame>
        <draw:frame draw:style-name="gr13" draw:text-style-name="P8" draw:layer="layout" svg:width="4.8cm" svg:height="1.8cm" svg:x="12.897cm" svg:y="17.6cm">
          <draw:text-box>
            <text:p text:style-name="P7"><text:span text:style-name="T3">V</text:span><text:span text:style-name="T4">d</text:span><text:span text:style-name="T4"> </text:span><text:span text:style-name="T5">=</text:span><text:span text:style-name="T5"> </text:span><text:span text:style-name="T5">K</text:span><text:span text:style-name="T4">d</text:span><text:span text:style-name="T5"> </text:span><text:span text:style-name="T5">I</text:span><text:span text:style-name="T4">d</text:span></text:p>
          </draw:text-box>
        </draw:frame>
        <draw:frame draw:style-name="gr14" draw:text-style-name="P9" draw:layer="layout" svg:width="4.2cm" svg:height="3.135cm" svg:x="12.4cm" svg:y="5.965cm">
          <draw:text-box>
            <text:p><text:span text:style-name="T7"><text:s text:c="17"/></text:span><text:span text:style-name="T1">+</text:span></text:p>
            <text:p><text:span text:style-name="T1"><text:s text:c="9"/></text:span><text:span text:style-name="T8">V</text:span><text:span text:style-name="T9">b</text:span><text:span text:style-name="T8"> </text:span><text:span text:style-name="T1"><text:s text:c="3"/></text:span><text:span text:style-name="T1"><text:s text:c="16"/></text:span><text:span text:style-name="T1">-</text:span></text:p>
          </draw:text-box>
        </draw:frame>
        <draw:line draw:style-name="gr9" draw:text-style-name="P2" draw:layer="layout" svg:x1="26.4cm" svg:y1="12.9cm" svg:x2="26.4cm" svg:y2="15.2cm">
          <text:p/>
        </draw:line>
        <draw:frame draw:style-name="gr15" draw:text-style-name="P8" draw:layer="layout" svg:width="2.3cm" svg:height="1.496cm" svg:x="26.6cm" svg:y="13.804cm">
          <draw:text-box>
            <text:p text:style-name="P7"><text:span text:style-name="T3">I</text:span><text:span text:style-name="T4">c</text:span></text:p>
          </draw:text-box>
        </draw:frame>
        <draw:frame draw:style-name="gr16" draw:text-style-name="P4" draw:layer="layout" svg:width="8.544cm" svg:height="3.143cm" svg:x="-0.144cm" svg:y="5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7" draw:text-style-name="P2" draw:layer="layout" svg:x1="24.5cm" svg:y1="16cm" svg:x2="27.1cm" svg:y2="16cm">
          <text:p/>
        </draw:line>
        <draw:line draw:style-name="gr17" draw:text-style-name="P2" draw:layer="layout" svg:x1="24.5cm" svg:y1="16.6cm" svg:x2="27.1cm" svg:y2="16.6cm">
          <text:p/>
        </draw:line>
        <draw:line draw:style-name="gr18" draw:text-style-name="P2" draw:layer="layout" svg:x1="26cm" svg:y1="16.05cm" svg:x2="26cm" svg:y2="16.55cm">
          <text:p/>
        </draw:line>
        <draw:frame draw:style-name="gr11" draw:text-style-name="P11" draw:layer="layout" svg:width="2cm" svg:height="1.4cm" svg:x="24cm" svg:y="16.7cm">
          <draw:text-box>
            <text:p text:style-name="P10"><text:span text:style-name="T3">C</text:span></text:p>
          </draw:text-box>
        </draw:frame>
        <draw:line draw:style-name="gr9" draw:text-style-name="P2" draw:layer="layout" svg:x1="9.2cm" svg:y1="17.7cm" svg:x2="9.2cm" svg:y2="20cm">
          <text:p/>
        </draw:line>
        <draw:frame draw:style-name="gr15" draw:text-style-name="P8" draw:layer="layout" svg:width="2.3cm" svg:height="1.496cm" svg:x="9.4cm" svg:y="18.204cm">
          <draw:text-box>
            <text:p text:style-name="P7"><text:span text:style-name="T3">I</text:span><text:span text:style-name="T4">d</text:span></text:p>
          </draw:text-box>
        </draw:frame>
        <draw:custom-shape draw:style-name="gr19" draw:text-style-name="P4" draw:layer="layout" svg:width="0.4cm" svg:height="0.4cm" svg:x="25.8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0.4cm" svg:height="0.4cm" svg:x="8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4cm" svg:height="0.4cm" svg:x="25.8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0.4cm" svg:height="0.4cm" svg:x="16.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4cm" svg:height="0.4cm" svg:x="16.9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4cm" svg:height="0.4cm" svg:x="8.053cm" svg:y="3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4cm" svg:height="0.4cm" svg:x="8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4cm" svg:height="0.4cm" svg:x="16.9cm" svg:y="20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1.2cm" svg:height="1.276cm" svg:x="16.6cm" svg:y="21.124cm">
          <draw:text-box>
            <text:p text:style-name="P10"><text:span text:style-name="T3">8</text:span></text:p>
          </draw:text-box>
        </draw:frame>
        <draw:frame draw:style-name="gr21" draw:text-style-name="P11" draw:layer="layout" svg:width="1.2cm" svg:height="1.276cm" svg:x="17.4cm" svg:y="10.8cm">
          <draw:text-box>
            <text:p text:style-name="P10"><text:span text:style-name="T3">5</text:span></text:p>
          </draw:text-box>
        </draw:frame>
        <draw:frame draw:style-name="gr21" draw:text-style-name="P11" draw:layer="layout" svg:width="1.2cm" svg:height="1.276cm" svg:x="26.059cm" svg:y="2.307cm">
          <draw:text-box>
            <text:p text:style-name="P10"><text:span text:style-name="T3">3</text:span></text:p>
          </draw:text-box>
        </draw:frame>
        <draw:frame draw:style-name="gr21" draw:text-style-name="P11" draw:layer="layout" svg:width="1.2cm" svg:height="1.276cm" svg:x="16.6cm" svg:y="2.024cm">
          <draw:text-box>
            <text:p text:style-name="P10"><text:span text:style-name="T3">2</text:span></text:p>
          </draw:text-box>
        </draw:frame>
        <draw:frame draw:style-name="gr21" draw:text-style-name="P11" draw:layer="layout" svg:width="1.2cm" svg:height="1.276cm" svg:x="6.8cm" svg:y="20.6cm">
          <draw:text-box>
            <text:p text:style-name="P10"><text:span text:style-name="T3">7</text:span></text:p>
          </draw:text-box>
        </draw:frame>
        <draw:frame draw:style-name="gr21" draw:text-style-name="P11" draw:layer="layout" svg:width="1.2cm" svg:height="1.276cm" svg:x="6.9cm" svg:y="2.324cm">
          <draw:text-box>
            <text:p text:style-name="P10"><text:span text:style-name="T3">1</text:span></text:p>
          </draw:text-box>
        </draw:frame>
        <draw:frame draw:style-name="gr21" draw:text-style-name="P11" draw:layer="layout" svg:width="1.2cm" svg:height="1.276cm" svg:x="26.4cm" svg:y="11.6cm">
          <draw:text-box>
            <text:p text:style-name="P10"><text:span text:style-name="T3">6</text:span></text:p>
          </draw:text-box>
        </draw:frame>
        <draw:line draw:style-name="gr22" draw:text-style-name="P2" draw:layer="layout" svg:x1="8cm" svg:y1="12.1cm" svg:x2="5.9cm" svg:y2="12.1cm">
          <text:p/>
        </draw:line>
        <draw:line draw:style-name="gr23" draw:text-style-name="P2" draw:layer="layout" svg:x1="6.3cm" svg:y1="13.9cm" svg:x2="5.6cm" svg:y2="13.9cm">
          <text:p/>
        </draw:line>
        <draw:line draw:style-name="gr23" draw:text-style-name="P2" draw:layer="layout" svg:x1="6.7cm" svg:y1="13.5cm" svg:x2="5.2cm" svg:y2="13.5cm">
          <text:p/>
        </draw:line>
        <draw:line draw:style-name="gr23" draw:text-style-name="P2" draw:layer="layout" svg:x1="7cm" svg:y1="13.1cm" svg:x2="4.9cm" svg:y2="13.1cm">
          <text:p/>
        </draw:line>
        <draw:line draw:style-name="gr23" draw:text-style-name="P2" draw:layer="layout" svg:x1="5.999cm" svg:y1="13.018cm" svg:x2="5.999cm" svg:y2="12.167cm">
          <text:p/>
        </draw:line>
        <draw:line draw:style-name="gr17" draw:text-style-name="P2" draw:layer="layout" svg:x1="26cm" svg:y1="16cm" svg:x2="26cm" svg:y2="14.7cm">
          <text:p/>
        </draw:line>
        <draw:line draw:style-name="gr17" draw:text-style-name="P2" draw:layer="layout" svg:x1="26cm" svg:y1="17.9cm" svg:x2="26cm" svg:y2="16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5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4:50.992265222</meta:creation-date>
    <meta:editing-duration>PT38M58S</meta:editing-duration>
    <meta:editing-cycles>13</meta:editing-cycles>
    <meta:generator>LibreOffice/6.4.6.2$Linux_X86_64 LibreOffice_project/40$Build-2</meta:generator>
    <dc:date>2021-03-29T12:46:16.909232577</dc:date>
    <meta:document-statistic meta:object-count="5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u( t ) = left lbrace {binom{0, t &lt; 0}{1, t &gt;= 0} } right none</annotation>
  </semantics>
</math>
</file>